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100000021D4C1A6737190F391.png" manifest:media-type="image/png"/>
  <manifest:file-entry manifest:full-path="Pictures/10000201000001890000010663F4799CCFBCFC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861cm" svg:height="9.24cm" svg:x="3.639cm" svg:y="10.25cm">
          <draw:image xlink:href="Pictures/10000201000001890000010663F4799CCFBCFCB3.png" xlink:type="simple" xlink:show="embed" xlink:actuate="onLoad" draw:mime-type="image/png">
            <text:p/>
          </draw:image>
        </draw:frame>
        <draw:frame draw:style-name="gr1" draw:text-style-name="P1" draw:layer="layout" svg:width="10.193cm" svg:height="1.163cm" svg:x="5.433cm" svg:y="14.267cm">
          <draw:image xlink:href="Pictures/100002010000012100000021D4C1A6737190F39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2-22T18:18:47.138000000</dc:date>
    <meta:editing-duration>PT1M24S</meta:editing-duration>
    <meta:editing-cycles>1</meta:editing-cycles>
    <meta:document-statistic meta:object-count="2"/>
    <meta:generator>LibreOffice/7.1.3.2$Windows_X86_64 LibreOffice_project/47f78053abe362b9384784d31a6e56f8511eb1c1</meta:generator>
  </office:meta>
</office:document-meta>
</file>